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10a6a6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rsid="00124d0a" officeooo:paragraph-rsid="00124d0a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fo:language="ru" fo:country="RU" officeooo:rsid="0010a6a6" officeooo:paragraph-rsid="0010a6a6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fo:language="ru" fo:country="RU" officeooo:rsid="0010a6a6" officeooo:paragraph-rsid="0010a6a6" style:letter-kerning="false" style:font-name-asian="Calibri" style:font-size-asian="14pt" style:font-name-complex="Times New Roman1" style:font-size-complex="14pt"/>
    </style:style>
    <style:style style:name="P6" style:family="paragraph" style:parent-style-name="Standard" style:master-page-name="First_20_Page">
      <style:paragraph-properties fo:text-align="center" style:justify-single-word="false" style:page-number="auto" fo:break-before="page"/>
      <style:text-properties style:font-name="Times New Roman" fo:font-size="14pt" officeooo:paragraph-rsid="0010a6a6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a28e0" officeooo:paragraph-rsid="001a28e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paragraph-rsid="0010a6a6"/>
    </style:style>
    <style:style style:name="P9" style:family="paragraph" style:parent-style-name="ТУСУР_20_Текст">
      <style:text-properties officeooo:rsid="001a28e0" officeooo:paragraph-rsid="001a28e0"/>
    </style:style>
    <style:style style:name="P10" style:family="paragraph" style:parent-style-name="ТУСУР_20_Текст">
      <style:paragraph-properties fo:text-indent="0cm" style:auto-text-indent="false"/>
      <style:text-properties officeooo:rsid="001a28e0" officeooo:paragraph-rsid="001a28e0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fde29c"/>
    </style:style>
    <style:style style:name="T3" style:family="text">
      <style:text-properties fo:language="en" fo:country="US" officeooo:rsid="00fde29c"/>
    </style:style>
    <style:style style:name="T4" style:family="text">
      <style:text-properties style:letter-kerning="false" style:font-name-asian="Calibri" style:font-name-complex="Times New Roman1"/>
    </style:style>
    <style:style style:name="T5" style:family="text">
      <style:text-properties officeooo:rsid="00fde29c" style:letter-kerning="false" style:font-name-asian="Calibri" style:font-name-complex="Times New Roman1"/>
    </style:style>
    <style:style style:name="T6" style:family="text">
      <style:text-properties officeooo:rsid="00124d0a" style:letter-kerning="false" style:font-name-asian="Calibri" style:font-name-complex="Times New Roman1"/>
    </style:style>
    <style:style style:name="T7" style:family="text">
      <style:text-properties officeooo:rsid="00124d0a"/>
    </style:style>
    <style:style style:name="T8" style:family="text">
      <style:text-properties style:font-name="Times New Roman" fo:font-size="14pt" fo:language="ru" fo:country="RU" officeooo:rsid="0010a6a6" style:letter-kerning="false" style:font-name-asian="Calibri" style:font-size-asian="14pt" style:font-name-complex="Times New Roman1" style:font-size-complex="14pt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nothing" fo:text-indent="-0.019cm" fo:margin-left="1.27cm"/>
        </style:list-level-properties>
        <style:text-properties fo:font-family="OpenSymbol" style:font-style-name="Regular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space" fo:text-indent="-0.019cm" fo:margin-left="1.27cm"/>
        </style:list-level-properties>
        <style:text-properties fo:font-family="OpenSymbol" style:font-style-name="Regular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науки и высшего образования Российской Федерации</text:p>
      <text:p text:style-name="P2"><text:s/>Федеральное государственное<text:span text:style-name="T1"> </text:span><text:span text:style-name="T3">а</text:span><text:span text:style-name="T2">втономное</text:span><text:span text:style-name="T1"> </text:span>образовательное учреждение высшего образования</text:p>
      <text:p text:style-name="P2"/>
      <text:p text:style-name="P2"><text:s/>ТОМСКИЙ ГОСУДАРСТВЕННЫЙ УНИВЕРСИТЕТ</text:p>
      <text:p text:style-name="P2">СИСТЕМ УПРАВЛЕНИЯ И РАДИОЭЛЕКТРОНИКИ (ТУСУР)</text:p>
      <text:p text:style-name="P2"/>
      <text:p text:style-name="P2">Кафедра автоматизированных систем управления (АСУ)</text:p>
      <text:p text:style-name="P2"/>
      <text:p text:style-name="P2"/>
      <text:p text:style-name="P2"/>
      <text:p text:style-name="P2"/>
      <text:p text:style-name="P7">Ретроспектива</text:p>
      <text:p text:style-name="P3">Отчет по лабораторной работе</text:p>
      <text:p text:style-name="P2">по дисциплине </text:p>
      <text:p text:style-name="P2">«<text:span text:style-name="T7">Системное программное обеспечение</text:span>»</text:p>
      <text:p text:style-name="P2"/>
      <text:p text:style-name="P2"/>
      <text:p text:style-name="P2"/>
      <text:p text:style-name="P2"/>
      <text:p text:style-name="P4"><text:span text:style-name="T5">С</text:span><text:span text:style-name="T4">тудент гр. </text:span><text:span text:style-name="T6">531</text:span></text:p>
      <text:p text:style-name="P5">______________<text:span text:style-name="T7">С.А. Исаков</text:span></text:p>
      <text:p text:style-name="P5">«__»___________________2024г.</text:p>
      <text:p text:style-name="P4"><text:span text:style-name="T4"/></text:p>
      <text:p text:style-name="P5">Руководитель:<text:line-break/><text:span text:style-name="T7">Доцент, к.т.н. каф. КСУП</text:span></text:p>
      <text:p text:style-name="P5">________________<text:span text:style-name="T7">Т.В. Ганджа</text:span></text:p>
      <text:p text:style-name="P5">«__»___________________2024г.</text:p>
      <text:p text:style-name="P8"><text:span text:style-name="T8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Томск 2024</text:span></text:p>
      <text:p text:style-name="P9"><text:soft-page-break/>Задача выполнена в полном объеме согласно Техническому Заданию. В ходе разработки ТЗ не приходилось менять.</text:p>
      <text:p text:style-name="P10"><text:tab/>Задача выполнена в срок. На выполнение всех лабораторных работ потребовалось примерно 36 часов времени. Больше всего трудностей было с осуществлением поиска контактов и созданием юнит-тестов.</text:p>
      <text:p text:style-name="P10"><text:tab/>ТЗ было написано в достаточном объеме для реализации проекта. Ошибок в ТЗ найдено не было. Работа приложение из макетов изложена максимально доступно.</text:p>
      <text:p text:style-name="P10"><text:tab/>Затруднений в работе со средой разработки, системой версионного контроля не было.</text:p>
      <text:p text:style-name="P10"><text:tab/>Затруднение при проведении приемочного тестирования было при высчитывании цикломатической сложности проекта. Все составленные тесты отработали с первого раза и за короткое время.</text:p>
      <text:p text:style-name="P10"><text:s/><text:tab/>В ходе выполнения лабораторных работ удалось научиться создавать программное обеспечение с использованием системы версионного контроля и <text:span text:style-name="T1">интерфейса программирования графических приложений. Также, удалось научиться создавать и проводить юнит-тесты программы, выводить проект в релиз и создавать сборку установщика. Проект можно считать завершенным полностью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УСУР_20_Текст" style:display-name="ТУСУР Текст" style:family="paragraph" style:parent-style-name="Standard" style:master-page-name="">
      <style:paragraph-properties fo:line-height="150%" fo:text-align="justify" style:justify-single-word="false" fo:text-indent="1.251cm" style:auto-text-indent="false" style:page-number="auto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style:font-name="Times New Roman3" fo:font-family="'Times New Roman'" style:font-style-name="Полужирный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Index_20_Link" style:display-name="Index Link" style:family="text"/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2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5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ТУСУР" style:page-layout-name="Mpm1" draw:style-name="Mdp1"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4-12T11:51:00</meta:creation-date>
    <dc:date>2024-06-02T16:09:11.160000000</dc:date>
    <meta:editing-duration>PT22M8S</meta:editing-duration>
    <meta:editing-cycles>4</meta:editing-cycles>
    <meta:generator>LibreOffice/24.2.2.2$Windows_X86_64 LibreOffice_project/d56cc158d8a96260b836f100ef4b4ef25d6f1a01</meta:generator>
    <dc:title>Технология разработки       программного обеспечения</dc:title>
    <meta:initial-creator>goryainov.alex</meta:initial-creator>
    <dc:subject>Методические указания к самостоятельной                 и лабораторным работам</dc:subject>
    <meta:document-statistic meta:table-count="0" meta:image-count="0" meta:object-count="0" meta:page-count="2" meta:paragraph-count="23" meta:word-count="190" meta:character-count="1628" meta:non-whitespace-character-count="1436"/>
  </office:meta>
</office:document-meta>
</file>